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ial" svg:font-family="Arial"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f3968" officeooo:paragraph-rsid="000f3968"/>
    </style:style>
    <style:style style:name="P2" style:family="paragraph" style:parent-style-name="Text_20_body">
      <style:paragraph-properties fo:margin-top="0cm" fo:margin-bottom="0cm" loext:contextual-spacing="false"/>
    </style:style>
    <style:style style:name="P3" style:family="paragraph" style:parent-style-name="Preformatted_20_Text">
      <style:paragraph-properties fo:margin-top="0cm" fo:margin-bottom="0.499cm" loext:contextual-spacing="false"/>
    </style:style>
    <style:style style:name="Sect1" style:family="section">
      <style:section-properties fo:margin-left="0cm" fo:margin-right="0cm"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An Introduction to Basic FreeBSD Maintenance </text:h>
      <text:p text:style-name="Text_20_body">PostedJanuary 14, 2015 54.1k views <text:a xlink:type="simple" xlink:href="https://www.digitalocean.com/community/tags/system-tools?type=tutorials" text:style-name="Internet_20_link" text:visited-style-name="Visited_20_Internet_20_Link">System Tools</text:a> <text:a xlink:type="simple" xlink:href="https://www.digitalocean.com/community/tags/getting-started?type=tutorials" text:style-name="Internet_20_link" text:visited-style-name="Visited_20_Internet_20_Link">Getting Started</text:a> <text:a xlink:type="simple" xlink:href="https://www.digitalocean.com/community/tags/security?type=tutorials" text:style-name="Internet_20_link" text:visited-style-name="Visited_20_Internet_20_Link">Security</text:a> <text:a xlink:type="simple" xlink:href="https://www.digitalocean.com/community/tags/freebsd?type=tutorials" text:style-name="Internet_20_link" text:visited-style-name="Visited_20_Internet_20_Link">FreeBSD</text:a> </text:p>
      <text:h text:style-name="Heading_20_3" text:outline-level="3"><text:bookmark text:name="introduction"/>Introduction</text:h>
      <text:p text:style-name="Text_20_body">When administering FreeBSD servers, it is important to understand the basic maintenance procedures that will help you keep your systems in good shape.</text:p>
      <text:p text:style-name="Text_20_body">In this guide, we will be covering the basic processes needed to keep your server up-to-date and functioning properly. We will be covering how to update the base operating system that the FreeBSD team maintains. We will also discuss how to update and maintain optional software installed through the ports or packages systems.</text:p>
      <text:p text:style-name="Text_20_body">If you need help getting started with FreeBSD, follow our guide <text:a xlink:type="simple" xlink:href="https://www.digitalocean.com/community/tutorials/how-to-get-started-with-freebsd-10-1" text:style-name="Internet_20_link" text:visited-style-name="Visited_20_Internet_20_Link">here</text:a>.</text:p>
      <text:h text:style-name="Heading_20_2" text:outline-level="2"><text:bookmark text:name="updating-the-base-freebsd-operating-system"/>Updating the Base FreeBSD Operating System</text:h>
      <text:p text:style-name="Text_20_body">One important thing to realize when working with FreeBSD is that the base operating system is built and managed separate from the other software on the system. This provides a number of benefits and allows the FreeBSD team to carefully test and develop the core functionality of the system.</text:p>
      <text:p text:style-name="Text_20_body"><text:span text:style-name="Strong_20_Emphasis">Note</text:span>: Read the note at the bottom of this section regarding a bug in the current update procedure before proceeding.</text:p>
      <text:p text:style-name="Text_20_body">When you start using your server, there is a good chance that security updates have been published to the base system. To query the FreeBSD project's servers for these updates, download any new files, and install them on your system, type the following command:</text:p>
      <text:p text:style-name="P3"><text:span text:style-name="Source_20_Text">sudo freebsd-update fetch install</text:span></text:p>
      <text:p text:style-name="Text_20_body">If you are working off of a DigitalOcean FreeBSD installation, <text:span text:style-name="Source_20_Text">sudo</text:span> is included by default. If you are using another platform, you may need to install <text:span text:style-name="Source_20_Text">sudo</text:span> through the ports system or packages, or <text:span text:style-name="Source_20_Text">su</text:span> to root.</text:p>
      <text:p text:style-name="Text_20_body">The <text:span text:style-name="Source_20_Text">freebsd-update</text:span> command is the management utility for software in the base operating system. The <text:span text:style-name="Source_20_Text">fetch</text:span> subcommand downloads any new updates, while the <text:span text:style-name="Source_20_Text">install</text:span> subcommand applies them to the live system.</text:p>
      <text:p text:style-name="Text_20_body">If there are updates, you will see a list of software impacted by the update. You can scroll through with the down arrow or page through with the space bar. Once you reach the bottom of the list, the updates will be applied.</text:p>
      <text:p text:style-name="Text_20_body">Any long-running software that was updated will need to be restarted to use the new version. If you see any updates to the kernel, a reboot will be needed to prevent strange behavior. You can do this by typing:</text:p>
      <text:p text:style-name="P3"><text:soft-page-break/><text:span text:style-name="Source_20_Text">sudo shutdown -r now</text:span></text:p>
      <text:h text:style-name="Heading_20_3" text:outline-level="3"><text:bookmark text:name="important-bug-in-update-procedure"/>IMPORTANT: Bug in Update Procedure</text:h>
      <text:p text:style-name="Text_20_body">Currently, there is an upstream bug with the FreeBSD update procedure being worked on <text:a xlink:type="simple" xlink:href="https://bugs.freebsd.org/bugzilla/show_bug.cgi?id=195458" text:style-name="Internet_20_link" text:visited-style-name="Visited_20_Internet_20_Link">here</text:a>. The bug results in a hang on system reboot following the update procedure.</text:p>
      <text:p text:style-name="Text_20_body">There are two ways of dealing with this situation, the second being preferred in most cases.</text:p>
      <text:p text:style-name="Text_20_body">The first is to simply force a power cycle to the server using the DigitalOcean control panel. This will result in a forceful and ungraceful restart of the server, but when you boot back up, it will be using the updated environment.</text:p>
      <text:p text:style-name="Text_20_body">A safer alternative is to disable soft-updates or the journaling of soft-updates on the filesystem prior to updating. Soft-updates are at the core of the issue, so this will prevent the reboot hang. This is a bit more of an extensive procedure and will add some time to any recovery that your disks require in the future (until you re-enable these features).</text:p>
      <text:p text:style-name="Text_20_body">To do this, before you apply any updates, boot into single user mode. You can do this by typing:</text:p>
      <text:p text:style-name="Preformatted_20_Text"><text:span text:style-name="Source_20_Text">sudo nextboot -o "-s" -k kernel</text:span></text:p>
      <text:p text:style-name="P3"><text:span text:style-name="Source_20_Text">sudo reboot</text:span></text:p>
      <text:p text:style-name="Text_20_body">Next, go into the DigitalOcean control panel for your Droplet and click on the "Console Access" button to get to the web console. Press "Enter" when the boot finishes to get a rescue shell session. From here, you can either turn off soft-updates or soft-update journaling.</text:p>
      <text:p text:style-name="Text_20_body">To disable soft-updates completely, type:</text:p>
      <text:p text:style-name="P3"><text:span text:style-name="Source_20_Text">tunefs -n disable /</text:span></text:p>
      <text:p text:style-name="Text_20_body">If you wish to just disable the soft-update journaling, a less drastic compromise, you can use this command instead:</text:p>
      <text:p text:style-name="P3"><text:span text:style-name="Source_20_Text">tunefs -j disable /</text:span></text:p>
      <text:p text:style-name="Text_20_body">Once this is complete, you can initiate a reboot to restart the server in full multi-user mode once again:</text:p>
      <text:p text:style-name="P3"><text:span text:style-name="Source_20_Text">reboot</text:span></text:p>
      <text:p text:style-name="Text_20_body">After the boot is finished, you can fetch and apply FreeBSD updates using the procedure described above without the reboot hang.</text:p>
      <text:p text:style-name="Text_20_body">We recommend that you keep an eye on the <text:a xlink:type="simple" xlink:href="https://bugs.freebsd.org/bugzilla/show_bug.cgi?id=195458" text:style-name="Internet_20_link" text:visited-style-name="Visited_20_Internet_20_Link">bug report</text:a> so that you can revert these changes when the upstream fix is available.</text:p>
      <text:h text:style-name="Heading_20_3" text:outline-level="3"><text:bookmark text:name="automating-update-checking"/><text:soft-page-break/>Automating Update Checking</text:h>
      <text:p text:style-name="Text_20_body">It is possible to configure your system to automatically check for these security patches daily by setting up a <text:span text:style-name="Source_20_Text">cron</text:span> job. The <text:span text:style-name="Source_20_Text">freebsd-update</text:span> utility has a special <text:span text:style-name="Source_20_Text">cron</text:span> subcommand that is available specifically for this purpose. </text:p>
      <text:p text:style-name="Text_20_body">This will pause for a random amount of time (up to an hour) in order to spread out the load on the download servers. It will then check for updates and download them (basically the <text:span text:style-name="Source_20_Text">fetch</text:span> operation in the background). If updates are downloaded, a specified user account will be notified. Updates are not automatically installed so that the administrator can decide on an appropriate time.</text:p>
      <text:p text:style-name="Text_20_body">To set up this automatic checking, edit the <text:span text:style-name="Source_20_Text">/etc/crontab</text:span> file with <text:span text:style-name="Source_20_Text">sudo</text:span> privileges:</text:p>
      <text:p text:style-name="P3"><text:span text:style-name="Source_20_Text">sudo vi /etc/crontab</text:span></text:p>
      <text:p text:style-name="Text_20_body">At the bottom of the file, add a line that looks like this:</text:p>
      <text:p text:style-name="P3"><text:span text:style-name="Source_20_Text">@daily root freebsd-update -t freebsd cron</text:span></text:p>
      <text:p text:style-name="Text_20_body">The above command will run the update command automatically as the root user. If updates are found, the user account specified after the <text:span text:style-name="Source_20_Text">-t</text:span> component will be notified. In the above example, the default <text:span text:style-name="Source_20_Text">freebsd</text:span> user will be notified.</text:p>
      <text:p text:style-name="Text_20_body">Save and close the file when you are finished.</text:p>
      <text:p text:style-name="Text_20_body">The next time you log into the <text:span text:style-name="Source_20_Text">freebsd</text:span> account, you can check your mail by typing:</text:p>
      <text:p text:style-name="P3"><text:span text:style-name="Source_20_Text">mail</text:span></text:p>
      <text:p text:style-name="Text_20_body">If updates were downloaded, you will see something like this:</text:p>
      <text:p text:style-name="Preformatted_20_Text"><text:span text:style-name="Source_20_Text">Mail version 8.1 6/6/93. <text:s/>Type ? for help.</text:span></text:p>
      <text:p text:style-name="Preformatted_20_Text"><text:span text:style-name="Source_20_Text">"/var/mail/freebsd": 1 message 1 new</text:span></text:p>
      <text:p text:style-name="Preformatted_20_Text"><text:span text:style-name="Source_20_Text">&gt;N <text:s/>1 freebsd@freebsdserver <text:s text:c="6"/>Thu Dec 18 21:45 209/3997 <text:s/>"freebsdserver security updates"</text:span></text:p>
      <text:p text:style-name="P3"><text:span text:style-name="Source_20_Text">&amp;</text:span></text:p>
      <text:p text:style-name="Text_20_body">You can view the list of updates by typing the message number associated with the notification:</text:p>
      <text:p text:style-name="P3"><text:span text:style-name="Source_20_Text">1</text:span></text:p>
      <text:p text:style-name="Text_20_body">When you are satisfied with the software that will be changed, you can quickly install the updates by typing:</text:p>
      <text:p text:style-name="P3"><text:span text:style-name="Source_20_Text">sudo freebsd-update install</text:span></text:p>
      <text:p text:style-name="Text_20_body">Remember to restart the machine if any kernel patches were applied and to restart any services that were affected by the update.</text:p>
      <text:h text:style-name="Heading_20_2" text:outline-level="2"><text:bookmark text:name="syncing-the-operating-system-sources"/><text:soft-page-break/>Syncing the Operating System Sources</text:h>
      <text:p text:style-name="Text_20_body">One task you probably want to do from time-to-time is to sync a copy of the FreeBSD source code to your system. This is useful for a variety of reasons. Some ports require the current source to build correctly and the source can also be used to start tracking to a new software branch.</text:p>
      <text:p text:style-name="Text_20_body">The FreeBSD source code is maintained in an SVN repository. If you just need the most up-to-date version of the source, without the large overhead that subversion entails, you can use a utility called <text:span text:style-name="Source_20_Text">svnup</text:span> to sync the current sources. This is much faster than using subversion itself.</text:p>
      <text:p text:style-name="Text_20_body">You can install the <text:span text:style-name="Source_20_Text">svnup</text:span> package by typing:</text:p>
      <text:p text:style-name="P3"><text:span text:style-name="Source_20_Text">sudo pkg install svnup</text:span></text:p>
      <text:p text:style-name="Text_20_body">If you prefer using the port, you can get that by typing:</text:p>
      <text:p text:style-name="Preformatted_20_Text"><text:span text:style-name="Source_20_Text">cd /usr/ports/net/svnup</text:span></text:p>
      <text:p text:style-name="P3"><text:span text:style-name="Source_20_Text">sudo make config-recursive install clean</text:span></text:p>
      <text:p text:style-name="Text_20_body">Once you have the utility, we should adjust the configuration file slightly. Open it with <text:span text:style-name="Source_20_Text">sudo</text:span> privileges in your text editor:</text:p>
      <text:p text:style-name="P3"><text:span text:style-name="Source_20_Text">sudo vi /usr/local/etc/svnup.conf</text:span></text:p>
      <text:p text:style-name="Text_20_body">First, we need to select a mirror from the list. There are multiple <text:span text:style-name="Source_20_Text">host=</text:span> lines in the configuration file, all of which are commented out. Select one that you think may be close to you and uncomment it:</text:p>
      <text:p text:style-name="Preformatted_20_Text"><text:span text:style-name="Source_20_Text">. . .</text:span></text:p>
      <text:p text:style-name="Preformatted_20_Text"><text:span text:style-name="Source_20_Text">[defaults]</text:span></text:p>
      <text:p text:style-name="Preformatted_20_Text"><text:span text:style-name="Source_20_Text">work_directory=/var/tmp/svnup</text:span></text:p>
      <text:p text:style-name="Preformatted_20_Text"><text:span text:style-name="Source_20_Text">#host=svn.freebsd.org</text:span></text:p>
      <text:p text:style-name="Preformatted_20_Text"><text:span text:style-name="Source_20_Text">#host=svn0.us-west.freebsd.org</text:span></text:p>
      <text:p text:style-name="Preformatted_20_Text"><text:span text:style-name="Source_20_Text">host=svn0.us-east.freebsd.org</text:span></text:p>
      <text:p text:style-name="Preformatted_20_Text"><text:span text:style-name="Source_20_Text">#host=svn0.eu.freebsd.org</text:span></text:p>
      <text:p text:style-name="Preformatted_20_Text"/>
      <text:p text:style-name="P3"><text:span text:style-name="Source_20_Text">. . .</text:span></text:p>
      <text:p text:style-name="Text_20_body">Next, you should make sure that the sections of the file that describe each SVN branch are referencing the release version you are using. You can find this out your release version by typing this from the command line:</text:p>
      <text:p text:style-name="P3"><text:span text:style-name="Source_20_Text">freebsd-version</text:span></text:p>
      <text:p text:style-name="P3"><text:span text:style-name="Source_20_Text">10.1-RELEASE-p2</text:span></text:p>
      <text:p text:style-name="Text_20_body">This tells us the branch of the operating system as well as the system patch level at the end. The portion we want to pay attention to for our current purposes is the number before the first dash. In this case, it specifies <text:span text:style-name="Source_20_Text">10.1</text:span>. The <text:span text:style-name="Source_20_Text">RELEASE</text:span> means that we are currently tracking the release branch, the most stable branch available for FreeBSD.</text:p>
      <text:p text:style-name="Text_20_body"><text:soft-page-break/>Back in the file, make sure that the definition for the <text:span text:style-name="Source_20_Text">branch=</text:span> parameter under <text:span text:style-name="Source_20_Text">[release]</text:span> is pointing to this number: </text:p>
      <text:p text:style-name="Preformatted_20_Text"><text:span text:style-name="Source_20_Text">. . .</text:span></text:p>
      <text:p text:style-name="Preformatted_20_Text"/>
      <text:p text:style-name="Preformatted_20_Text"><text:span text:style-name="Source_20_Text">[release]</text:span></text:p>
      <text:p text:style-name="Preformatted_20_Text"><text:span text:style-name="Source_20_Text">branch=base/releng/10.1</text:span></text:p>
      <text:p text:style-name="Preformatted_20_Text"><text:span text:style-name="Source_20_Text">target=/usr/src</text:span></text:p>
      <text:p text:style-name="Preformatted_20_Text"/>
      <text:p text:style-name="P3"><text:span text:style-name="Source_20_Text">. . .</text:span></text:p>
      <text:p text:style-name="Text_20_body">This will ensure that you are downloading the correct source. Save and close the file when you are finished.</text:p>
      <text:p text:style-name="Text_20_body">Now, since we are tracking the release branch, we can type:</text:p>
      <text:p text:style-name="P3"><text:span text:style-name="Source_20_Text">sudo svnup release</text:span></text:p>
      <text:p text:style-name="Text_20_body">This will download the most recent version of the source tree to <text:span text:style-name="Source_20_Text">/usr/src</text:span>. You can update it at any time by re-running this command.</text:p>
      <text:p text:style-name="Text_20_body">If you need the ability run subversion commands on the source, you will have to download the subversion tool. You can install the package by typing:</text:p>
      <text:p text:style-name="P3"><text:span text:style-name="Source_20_Text">sudo pkg install subversion</text:span></text:p>
      <text:p text:style-name="Text_20_body">If you prefer to use ports, you can acquire the tool by typing:</text:p>
      <text:p text:style-name="Preformatted_20_Text"><text:span text:style-name="Source_20_Text">cd /usr/ports/devel/subversion</text:span></text:p>
      <text:p text:style-name="P3"><text:span text:style-name="Source_20_Text">sudo make config-recursive install clean</text:span></text:p>
      <text:p text:style-name="Text_20_body">Using the <text:span text:style-name="Source_20_Text">subversion</text:span> command will take <text:span text:style-name="Strong_20_Emphasis">significantly</text:span> more time. It will not only download the current version of each file in the tree, but the entire history of the project.</text:p>
      <text:p text:style-name="Text_20_body">If you have previously synced source using the <text:span text:style-name="Source_20_Text">svnup</text:span> tool, you will need to remove the source tree before checking out the source using <text:span text:style-name="Source_20_Text">subversion</text:span>:</text:p>
      <text:p text:style-name="P3"><text:span text:style-name="Source_20_Text">sudo rm -rf /usr/src</text:span></text:p>
      <text:p text:style-name="Text_20_body">Detailed instructions on how to use <text:span text:style-name="Source_20_Text">subversion</text:span> is outside of the scope of this guide. However, the general idea is to issue a <text:span text:style-name="Source_20_Text">checkout</text:span> command against one of the branches on one of the FreeBSD source mirrors.</text:p>
      <text:p text:style-name="Text_20_body">For instance, to checkout the same exact source that we did using the <text:span text:style-name="Source_20_Text">svnup</text:span> command above, we could type something like this:</text:p>
      <text:p text:style-name="P3"><text:span text:style-name="Source_20_Text">sudo svn checkout https://svn0.us-east.FreeBSD.org/base/releng/10.1 /usr/src</text:span></text:p>
      <text:p text:style-name="Text_20_body">Note that the URL for this command is basically just a combination of the <text:span text:style-name="Source_20_Text">host=</text:span> and <text:span text:style-name="Source_20_Text">branch=</text:span> definitions that we saw in the <text:span text:style-name="Source_20_Text">svnup</text:span> configuration file.</text:p>
      <text:h text:style-name="Heading_20_2" text:outline-level="2"><text:bookmark text:name="updating-the-system-39-s-record-of-optional-software"/><text:soft-page-break/>Updating the System's Record of Optional Software</text:h>
      <text:p text:style-name="Text_20_body">FreeBSD provides two different formats to install additional software on your server. The first is a source-based system called "ports" and the second is a repository of pre-compiled packages based on the available ports. For software that resides outside of the base operating system, a number of additional tools are used for management.</text:p>
      <text:p text:style-name="Text_20_body">The system keeps information about the ports that can be installed within a directory hierarchy rooted at <text:span text:style-name="Source_20_Text">/usr/ports</text:span>. This directory structure is called the "ports tree". Before we touch any ports, we should make sure our ports tree has up-to-date information about our available software. We can use the <text:span text:style-name="Source_20_Text">portsnap</text:span> command to do this.</text:p>
      <text:p text:style-name="Text_20_body">The syntax of the <text:span text:style-name="Source_20_Text">portsnap</text:span> command mirrors that of the <text:span text:style-name="Source_20_Text">freebsd-update</text:span> command in some ways. On DigitalOcean, the source tree will be pre-populated with initial information about the available ports, which you can update as demonstrated in the second <text:span text:style-name="Source_20_Text">portsnap</text:span> command.</text:p>
      <text:p text:style-name="Text_20_body">If you are <text:span text:style-name="Emphasis">not</text:span> using DigitalOcean, your <text:span text:style-name="Source_20_Text">/usr/ports</text:span> directory will likely be empty when you are starting out. If this is the case, the first time you use <text:span text:style-name="Source_20_Text">portsnap</text:span>, you should use <text:span text:style-name="Source_20_Text">extract</text:span>:</text:p>
      <text:p text:style-name="P3"><text:span text:style-name="Source_20_Text">sudo portsnap fetch extract</text:span></text:p>
      <text:p text:style-name="Text_20_body">This will fetch a complete ports tree and extract it into <text:span text:style-name="Source_20_Text">/usr/ports</text:span>. This can take awhile and is only necessary if you don't have any information in <text:span text:style-name="Source_20_Text">/usr/ports</text:span>.</text:p>
      <text:p text:style-name="Text_20_body">To update our system's information about available ports (every subsequent <text:span text:style-name="Source_20_Text">portsnap</text:span> run), type:</text:p>
      <text:p text:style-name="P3"><text:span text:style-name="Source_20_Text">sudo portsnap fetch update</text:span></text:p>
      <text:p text:style-name="Text_20_body">This process can take a bit of time depending on how recently you last updated the ports tree. It must download a fair number of files for every piece of available software that has been modified since its last run. This will populate the <text:span text:style-name="Source_20_Text">/usr/ports</text:span> hierarchy with information about ports. </text:p>
      <text:p text:style-name="Text_20_body">The <text:span text:style-name="Source_20_Text">pkg</text:span> packaging system can leverage some of this information too. However, it also maintains its own database to keep track of the pre-built binary packages available for installation. To update this, you can type:</text:p>
      <text:p text:style-name="P3"><text:span text:style-name="Source_20_Text">sudo pkg update</text:span></text:p>
      <text:p text:style-name="Text_20_body">This will fetch the most recent package database information from the FreeBSD project's servers. It's worth noting that for many <text:span text:style-name="Source_20_Text">pkg</text:span> operations, a <text:span text:style-name="Source_20_Text">pkg update</text:span> is performed automatically as part of the command execution, so it is not always needed as a stand-alone command.</text:p>
      <text:h text:style-name="Heading_20_2" text:outline-level="2"><text:bookmark text:name="update-the-optional-software"/><text:soft-page-break/>Update the Optional Software</text:h>
      <text:p text:style-name="Text_20_body">So far, we have learned how to update and apply updates to the base operating system. We have also learned how to update our operating system source code and how to refresh our local information about available ports and packages. </text:p>
      <text:p text:style-name="Text_20_body">Now, we can use this updated software information to download and apply updates to our optional software. The process will be different depending on whether you are using ports or packages. If you are using a mixture of these two, you may need to juggle some processes.</text:p>
      <text:h text:style-name="Heading_20_3" text:outline-level="3"><text:bookmark text:name="finding-out-which-software-can-be-updated"/>Finding Out Which Software can be Updated</text:h>
      <text:p text:style-name="Text_20_body">The first step in updating your software is to find out which applications have new versions available. We can do this in a few different ways.</text:p>
      <text:h text:style-name="Heading_20_4" text:outline-level="4"><text:bookmark text:name="checking-for-updates-with-the-pkg-command"/>Checking for Updates with the pkg Command</text:h>
      <text:p text:style-name="Text_20_body">If you would like to compare software that you have installed on your system against updated information about the newest versions available, you can use the <text:span text:style-name="Source_20_Text">version</text:span> subcommand of <text:span text:style-name="Source_20_Text">pkg</text:span>. This shows you the installed version and can optionally display information about available versions.</text:p>
      <text:p text:style-name="Text_20_body">It is worth noting that this command will show optional software installed through <text:span text:style-name="Strong_20_Emphasis">both</text:span> ports and packages. This command does not distinguish between the installation sources, so it is able to accurately show all updates available on your system.</text:p>
      <text:p text:style-name="Text_20_body">We can see if our software is up-to-date by typing:</text:p>
      <text:p text:style-name="P3"><text:span text:style-name="Source_20_Text">pkg version -vIL=</text:span></text:p>
      <text:p text:style-name="Text_20_body">If there are references to a new version of any software in the latest index file (downloaded through the <text:span text:style-name="Source_20_Text">portsnap</text:span> command earlier), the output will display the discrepancies. For example:</text:p>
      <text:p text:style-name="P3"><text:span text:style-name="Source_20_Text">perl5-5.18.4_10 <text:s text:c="19"/>&lt; <text:s text:c="2"/>needs updating (index has 5.18.4_11)</text:span></text:p>
      <text:p text:style-name="Text_20_body">Since we are checking the software installed on our system against the latest index file in our ports tree, sometimes you will be checking this at a point when there are updates in the ports tree that have not made their way to the package yet. This happens because the packages are built from the ports tree and often have to lag behind slightly.</text:p>
      <text:p text:style-name="Text_20_body">Because of this possibility, the above command may show updates that are not actually available as packages yet. To spot these instances, you can compare the output of the above command to the output of this command:</text:p>
      <text:p text:style-name="P3"><text:span text:style-name="Source_20_Text">pkg version -vRL=</text:span></text:p>
      <text:p text:style-name="Text_20_body">This command checks for new versions in the <text:span text:style-name="Source_20_Text">pkg</text:span> system's database of available packages (instead of the index file in the ports tree). If the two commands produce the same output, then you will be able to update any packages using the <text:span text:style-name="Source_20_Text">pkg</text:span> system. </text:p>
      <text:p text:style-name="Text_20_body"><text:soft-page-break/>If there are updates in the first command that do not show up in the second command, this means that the changes haven't been packaged yet. If you are using packages for the software that needs to be updated, you can either wait until the package catches up, or you can switch to the port to get the latest update now.</text:p>
      <text:h text:style-name="Heading_20_4" text:outline-level="4"><text:bookmark text:name="checking-for-updates-with-portmaster"/>Checking for Updates with Portmaster</text:h>
      <text:p text:style-name="Text_20_body">If you more often choose to build software from source using the ports system, an attractive alternative is the <text:span text:style-name="Source_20_Text">portmaster</text:span> command. This tool is useful for any ports-based software management tasks on FreeBSD, from checking for and applying updates, to installing or removing ports and all of their dependencies.</text:p>
      <text:p text:style-name="Text_20_body">To get the <text:span text:style-name="Source_20_Text">portmaster</text:span> command, you can either install the package or compile it from the ports system.</text:p>
      <text:p text:style-name="Text_20_body">To install the package, type:</text:p>
      <text:p text:style-name="P3"><text:span text:style-name="Source_20_Text">sudo pkg install portmaster</text:span></text:p>
      <text:p text:style-name="Text_20_body">If you'd rather compile the tool from source, switch to the package's directory in the ports tree and install it using make:</text:p>
      <text:p text:style-name="Preformatted_20_Text"><text:span text:style-name="Source_20_Text">cd /usr/ports/ports-mgmt/portmaster</text:span></text:p>
      <text:p text:style-name="P3"><text:span text:style-name="Source_20_Text">sudo make install clean</text:span></text:p>
      <text:p text:style-name="Text_20_body">Upon installation, you may see a message about adding some information to your <text:span text:style-name="Source_20_Text">/etc/make.conf</text:span> file and converting your package database. This is not necessary if you are starting from FreeBSD 10.1 or later.</text:p>
      <text:p text:style-name="Text_20_body">Once you have <text:span text:style-name="Source_20_Text">portmaster</text:span> installed, you can check for updates by typing:</text:p>
      <text:p text:style-name="P3"><text:span text:style-name="Source_20_Text">portmaster -L</text:span></text:p>
      <text:p text:style-name="Text_20_body">This will examine all of the software installed on your system and compare it against the index file to see if new versions are available. This operates in the same way as the <text:span text:style-name="Source_20_Text">pkg</text:span> command in that it will show updates regardless of whether the software was installed using ports or a package. It categorizes the software based on how it is connected to other software in terms of dependencies.</text:p>
      <text:p text:style-name="Text_20_body">Any software that has updates available will have an indented line like this:</text:p>
      <text:p text:style-name="Preformatted_20_Text"><text:span text:style-name="Source_20_Text">===&gt;&gt;&gt; perl5-5.18.4_10</text:span></text:p>
      <text:p text:style-name="P3"><text:span text:style-name="Source_20_Text"><text:s text:c="8"/>===&gt;&gt;&gt; New version available: perl5-5.18.4_11</text:span></text:p>
      <text:p text:style-name="Text_20_body">At the bottom, a summary line will describe the number of applications that can be updated:</text:p>
      <text:p text:style-name="Preformatted_20_Text"><text:span text:style-name="Source_20_Text">===&gt;&gt;&gt; 42 total installed ports</text:span></text:p>
      <text:p text:style-name="P3"><text:span text:style-name="Source_20_Text"><text:s text:c="8"/>===&gt;&gt;&gt; 1 has a new version available</text:span></text:p>
      <text:p text:style-name="Text_20_body">Since <text:span text:style-name="Source_20_Text">portmaster</text:span> works primarily with ports, all of the detected updates should be available for application.</text:p>
      <text:h text:style-name="Heading_20_3" text:outline-level="3"><text:bookmark text:name="checking-for-software-vulnerabilities"/><text:soft-page-break/>Checking for Software Vulnerabilities</text:h>
      <text:p text:style-name="Text_20_body">FreeBSD maintains a vulnerability database that should be checked regularly to ensure that there are no vulnerabilities in the software you have installed on your system. </text:p>
      <text:p text:style-name="Text_20_body">While it is sometimes beneficial to update all of the software on your system, at the very least, any software with known vulnerabilities should be updated at the earliest possible time. To check for known vulnerabilities with any of the optional software you have installed on your system, type:</text:p>
      <text:p text:style-name="P3"><text:span text:style-name="Source_20_Text">pkg audit -F</text:span></text:p>
      <text:p text:style-name="Text_20_body">This will download the latest vulnerability database from the FreeBSD servers and check it against the installed software on your system. If any vulnerabilities exist with your installed software, it will alert you.</text:p>
      <text:h text:style-name="Heading_20_3" text:outline-level="3"><text:bookmark text:name="checking-the-updating-notes"/>Checking the UPDATING Notes</text:h>
      <text:p text:style-name="Text_20_body">Before you update any software, it is <text:span text:style-name="Strong_20_Emphasis">essential</text:span> to check for any breakages that the updates may cause. The FreeBSD port maintainers must sometimes make changes that cannot be applied cleanly without user intervention. If you fail to check for these situations, you may end up with non-working software and potentially a broken system.</text:p>
      <text:p text:style-name="Text_20_body">In the <text:span text:style-name="Source_20_Text">/usr/ports</text:span> directory, a file called <text:span text:style-name="Source_20_Text">UPDATING</text:span> contains information about any software updates that may have unexpected results. To read this file, type:</text:p>
      <text:p text:style-name="P3"><text:span text:style-name="Source_20_Text">less /usr/ports/UPDATING</text:span></text:p>
      <text:p text:style-name="Text_20_body">This simple text file will contain information about any updates that require additional attention, regardless of whether the software is installed or not. Each entry will be marked with the date when the referenced update was committed to the ports tree. Another thing to note is that the file contains update information going all the way back to 2008. The file will look something like this:</text:p>
      <text:p text:style-name="Preformatted_20_Text"><text:span text:style-name="Source_20_Text">This file documents some of the problems you may encounter when upgrading</text:span></text:p>
      <text:p text:style-name="Preformatted_20_Text"><text:span text:style-name="Source_20_Text">your ports. <text:s/>We try our best to minimize these disruptions, but sometimes</text:span></text:p>
      <text:p text:style-name="Preformatted_20_Text"><text:span text:style-name="Source_20_Text">they are unavoidable.</text:span></text:p>
      <text:p text:style-name="Preformatted_20_Text"/>
      <text:p text:style-name="Preformatted_20_Text"><text:span text:style-name="Source_20_Text">You should get into the habit of checking this file for changes each time</text:span></text:p>
      <text:p text:style-name="Preformatted_20_Text"><text:span text:style-name="Source_20_Text">you update your ports collection, before attempting any port upgrades.</text:span></text:p>
      <text:p text:style-name="Preformatted_20_Text"/>
      <text:p text:style-name="Preformatted_20_Text"><text:span text:style-name="Source_20_Text">20141208:</text:span></text:p>
      <text:p text:style-name="Preformatted_20_Text"><text:span text:style-name="Source_20_Text"><text:s text:c="2"/>AFFECTS: users of ports-mgmt/poudriere, ports-mgmt/poudriere-devel</text:span></text:p>
      <text:p text:style-name="Preformatted_20_Text"><text:span text:style-name="Source_20_Text"><text:s text:c="2"/>AUTHOR: bdrewery@FreeBSD.org</text:span></text:p>
      <text:p text:style-name="Preformatted_20_Text"/>
      <text:p text:style-name="Preformatted_20_Text"><text:span text:style-name="Source_20_Text"><text:s text:c="2"/>8.4 jails created with Poudriere 3.1, or poudriere-devel-3.0.99.20141117</text:span></text:p>
      <text:p text:style-name="Preformatted_20_Text"><text:span text:style-name="Source_20_Text"><text:s text:c="2"/>should be recreated with 'jail -d' and 'jail -c'. This fixes pkg(8)</text:span></text:p>
      <text:p text:style-name="Preformatted_20_Text"><text:span text:style-name="Source_20_Text"><text:s text:c="2"/>crashes.</text:span></text:p>
      <text:p text:style-name="Preformatted_20_Text"/>
      <text:p text:style-name="Preformatted_20_Text"><text:span text:style-name="Source_20_Text">20141205:</text:span></text:p>
      <text:p text:style-name="Preformatted_20_Text"><text:span text:style-name="Source_20_Text"><text:s text:c="2"/>AFFECTS: users of polish/kadu</text:span></text:p>
      <text:p text:style-name="Preformatted_20_Text"><text:span text:style-name="Source_20_Text"><text:s text:c="2"/>AUTHOR: pawel@FreeBSD.org</text:span></text:p>
      <text:p text:style-name="Preformatted_20_Text"/>
      <text:p text:style-name="Preformatted_20_Text"><text:span text:style-name="Source_20_Text"><text:s text:c="2"/>Before running kadu 1.x for the first time upstream developers</text:span></text:p>
      <text:p text:style-name="Preformatted_20_Text"><text:span text:style-name="Source_20_Text"><text:s text:c="2"/>advise to backup your ~/.kadu directory.</text:span></text:p>
      <text:p text:style-name="Preformatted_20_Text"/>
      <text:p text:style-name="P3"><text:soft-page-break/><text:span text:style-name="Source_20_Text">. . .</text:span></text:p>
      <text:p text:style-name="Text_20_body">You should check this file for any update issues that have been added since the last time that you updated. Since this file contains a large amount of information that will not be relevant to the update you are considering, either because it concerns software not installed on your system, or because it details an issue from a previous update, you usually only have to check the entries closer to the top of the file.</text:p>
      <text:p text:style-name="Text_20_body">If there are any extra steps you need to take before the upgrade, complete them now.</text:p>
      <text:h text:style-name="Heading_20_3" text:outline-level="3"><text:bookmark text:name="updating-packages-and-ports"/>Updating Packages and Ports</text:h>
      <text:p text:style-name="Text_20_body">After taking any actions recommended in the <text:span text:style-name="Source_20_Text">UPDATING</text:span> file, you should now be ready to update your software. The methods that we use will depend on whether you want to use pre-compiled packages or source-based ports for your software.</text:p>
      <text:p text:style-name="Text_20_body">If you are mainly using packages and wish to use this format for your upgrades, you can use the <text:span text:style-name="Source_20_Text">pkg upgrade</text:span> command:</text:p>
      <text:p text:style-name="P3"><text:span text:style-name="Source_20_Text">sudo pkg upgrade</text:span></text:p>
      <text:p text:style-name="Text_20_body">This should offer to upgrade all of the packages for which there are updates available.</text:p>
      <text:p text:style-name="Text_20_body">One thing to note about this method is that, if you are mixing packages and ports, a package update may attempt to reinstall software that you built using the ports system. This can happen when you compiled the application with different options, selected customizations that required different dependencies, etc. from the packaged version.</text:p>
      <text:p text:style-name="Text_20_body">This scenario will look like this:</text:p>
      <text:p text:style-name="Preformatted_20_Text"><text:span text:style-name="Source_20_Text">freebsd@wowie:~ % sudo pkg upgrade</text:span></text:p>
      <text:p text:style-name="Preformatted_20_Text"><text:span text:style-name="Source_20_Text">Updating FreeBSD repository catalogue...</text:span></text:p>
      <text:p text:style-name="Preformatted_20_Text"><text:span text:style-name="Source_20_Text">FreeBSD repository is up-to-date.</text:span></text:p>
      <text:p text:style-name="Preformatted_20_Text"><text:span text:style-name="Source_20_Text">All repositories are up-to-date.</text:span></text:p>
      <text:p text:style-name="Preformatted_20_Text"><text:span text:style-name="Source_20_Text">Updating database digests format: 100%</text:span></text:p>
      <text:p text:style-name="Preformatted_20_Text"><text:span text:style-name="Source_20_Text">Checking for upgrades (2 candidates): 100%</text:span></text:p>
      <text:p text:style-name="Preformatted_20_Text"><text:span text:style-name="Source_20_Text">Processing candidates (2 candidates): 100%</text:span></text:p>
      <text:p text:style-name="Preformatted_20_Text"><text:span text:style-name="Source_20_Text">The following 1 packages will be affected (of 0 checked):</text:span></text:p>
      <text:p text:style-name="Preformatted_20_Text"/>
      <text:p text:style-name="Preformatted_20_Text"><text:span text:style-name="Source_20_Text">Installed packages to be REINSTALLED:</text:span></text:p>
      <text:p text:style-name="Preformatted_20_Text"><text:span text:style-name="Source_20_Text"><text:s text:c="8"/>portmaster-3.17.7 (options changed)</text:span></text:p>
      <text:p text:style-name="Preformatted_20_Text"/>
      <text:p text:style-name="Preformatted_20_Text"><text:span text:style-name="Source_20_Text">The operation will free 1 KB.</text:span></text:p>
      <text:p text:style-name="Preformatted_20_Text"><text:span text:style-name="Source_20_Text">40 KB to be downloaded.</text:span></text:p>
      <text:p text:style-name="Preformatted_20_Text"/>
      <text:p text:style-name="P3"><text:span text:style-name="Source_20_Text">Proceed with this action? [y/N]:</text:span></text:p>
      <text:p text:style-name="Text_20_body">In this case, the <text:span text:style-name="Source_20_Text">portmaster</text:span> command was installed through the ports system, but <text:span text:style-name="Source_20_Text">pkg</text:span> is trying to bring it into line with the version it knows about. If you wish to keep your customized ports version, you can press "N" to this operation and then lock the package by typing:</text:p>
      <text:p text:style-name="P3"><text:span text:style-name="Source_20_Text">sudo pkg lock portmaster</text:span></text:p>
      <text:p text:style-name="Text_20_body"><text:soft-page-break/>This will prevent the software from being upgraded, allowing you to upgrade the rest of the software using the <text:span text:style-name="Source_20_Text">pkg upgrade</text:span> command. When you wish to upgrade the locked software, you can unlock it temporarily by typing:</text:p>
      <text:p text:style-name="P3"><text:span text:style-name="Source_20_Text">sudo pkg unlock portmaster</text:span></text:p>
      <text:p text:style-name="Text_20_body">If you are mainly using <text:span text:style-name="Source_20_Text">portmaster</text:span> and ports to handle your packages, you can upgrade all of your optional installed software by typing:</text:p>
      <text:p text:style-name="P3"><text:span text:style-name="Source_20_Text">sudo portmaster -a</text:span></text:p>
      <text:p text:style-name="Text_20_body">You will be asked to select options for the ports you are upgrading. If you do not know what any of the options mean, or if you don't have any specific reason for making a selection, it is okay to use the defaults.</text:p>
      <text:p text:style-name="Text_20_body">If you use <text:span text:style-name="Source_20_Text">portmaster</text:span> before you upgrade your packages, because of the lag between port and package updates, there is a chance that some software that was previously installed using a package will now be updated using ports. If this is not a problem for you, feel free to use this method. If you would rather stick with packages for your software, it is probably best to wait until the update is repackaged.</text:p>
      <text:p text:style-name="Text_20_body">If you wish to granularly update your packages, you can also upgrade a specific package by specifying its category and name as found in the port tree:</text:p>
      <text:p text:style-name="P3"><text:span text:style-name="Source_20_Text">sudo portmaster category/portname</text:span></text:p>
      <text:p text:style-name="Text_20_body">For instance, to upgrade the <text:span text:style-name="Source_20_Text">vim-lite</text:span> port, you could issue this command:</text:p>
      <text:p text:style-name="P3"><text:span text:style-name="Source_20_Text">sudo portmaster editors/vim-lite</text:span></text:p>
      <text:h text:style-name="Heading_20_2" text:outline-level="2"><text:bookmark text:name="conclusion"/>Conclusion</text:h>
      <text:p text:style-name="Text_20_body">As you can see, there are quite a few different processes that need to take place in order to maintain your FreeBSD servers. </text:p>
      <text:p text:style-name="Text_20_body">Some of these, like the process of updating the base system's source, do not need to be run frequently, while other tasks, like updating the base operating system and updating any software with known vulnerabilities, should be completed often. Maintaining your system may seem complicated at first, but will become fairly straight forward as you get familiar with the tools you are using.</text:p>
      <text:p text:style-name="Text_20_body">To find out more information about how to work with packages, follow <text:a xlink:type="simple" xlink:href="https://www.digitalocean.com/community/tutorials/how-to-manage-packages-on-freebsd-10-1-with-pkg" text:style-name="Internet_20_link" text:visited-style-name="Visited_20_Internet_20_Link">this link</text:a>. To get a better idea of how to work with ports, follow <text:a xlink:type="simple" xlink:href="https://www.digitalocean.com/community/tutorials/how-to-install-and-manage-ports-on-freebsd-10-1" text:style-name="Internet_20_link" text:visited-style-name="Visited_20_Internet_20_Link">this guide</text:a>.</text:p>
      <text:p text:style-name="P2"/>
      <text:p text:style-name="P2"><text:a xlink:type="simple" xlink:href="https://www.digitalocean.com/community/users/jellingwood" text:style-name="Internet_20_link" text:visited-style-name="Visited_20_Internet_20_Link">Justin Ellingwood</text:a> </text:p>
      <text:p text:style-name="P2">Subscribe </text:p>
      <text:p text:style-name="Text_20_body"><text:a xlink:type="simple" xlink:href="https://www.digitalocean.com/community/tutorials/an-introduction-to-basic-freebsd-maintenance#" text:style-name="Internet_20_link" text:visited-style-name="Visited_20_Internet_20_Link">Share </text:a></text:p>
      <text:h text:style-name="Heading_20_2" text:outline-level="2"><text:soft-page-break/>Tutorial Series</text:h>
      <text:section text:style-name="Sect1" text:name="tutorial_series_36">
        <text:h text:style-name="Heading_20_3" text:outline-level="3"><text:a xlink:type="simple" xlink:href="https://www.digitalocean.com/community/tutorial_series/getting-started-with-freebsd" text:style-name="Internet_20_link" text:visited-style-name="Visited_20_Internet_20_Link">Getting Started with FreeBSD</text:a></text:h>
        <text:p text:style-name="P2">This series will show you how to get started with a FreeBSD cloud server. The first article will explain some of the differences between Linux and FreeBSD. The tutorials that follow cover the basics of FreeBSD security, maintenance, and software installation. If you are new to FreeBSD, this series will help you get up and running quickly. </text:p>
      </text:section>
      <text:p text:style-name="P1"><text:a xlink:type="simple" xlink:href="https://www.digitalocean.com/community/tutorials/an-introduction-to-basic-freebsd-maintenance" text:style-name="Internet_20_link" text:visited-style-name="Visited_20_Internet_20_Link">https://www.digitalocean.com/community/tutorials/an-introduction-to-basic-freebsd-maintenance</text:a></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ial" svg:font-family="Arial"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pt" fo:country="B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Arial" fo:font-size="12pt" fo:language="pt" fo:country="B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Arial" fo:font-family="Arial" style:font-family-generic="swis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Arial" fo:font-family="Arial"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04T12:38:38.946828979</meta:creation-date>
    <dc:date>2018-05-04T12:39:03.526346128</dc:date>
    <meta:editing-duration>PT25S</meta:editing-duration>
    <meta:editing-cycles>1</meta:editing-cycles>
    <meta:document-statistic meta:table-count="0" meta:image-count="0" meta:object-count="0" meta:page-count="12" meta:paragraph-count="220" meta:word-count="3875" meta:character-count="23413" meta:non-whitespace-character-count="19672"/>
    <meta:generator>LibreOffice/5.1.6.2$Linux_X86_64 LibreOffice_project/10m0$Build-2</meta:generator>
  </office:meta>
</office:document-meta>
</file>